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3eef5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03eef5" officeooo:paragraph-rsid="0003eef5"/>
    </style:style>
    <style:style style:name="T1" style:family="text">
      <style:text-properties style:font-name="Constantia" fo:font-size="12pt" style:font-size-asian="12pt"/>
    </style:style>
    <style:style style:name="T2" style:family="text">
      <style:text-properties style:font-name="Constantia" fo:font-size="12pt" officeooo:rsid="0003eef5" style:font-size-asian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ABLAS: </text:span></text:p>
      <text:p text:style-name="P1"><text:span text:style-name="T1"><text:s/></text:span></text:p>
      <text:p text:style-name="P2"><text:span text:style-name="T1">Personas (</text:span><text:span text:style-name="T2">ID_PERSONA, dni</text:span><text:span text:style-name="T1">, nombre_completo, calle-nro-piso-depto) <text:s/></text:span></text:p>
      <text:p text:style-name="P2"><text:span text:style-name="T1"/></text:p>
      <text:p text:style-name="P2"><text:span text:style-name="T1">Teléfonos (TELÉFONOS) <text:s/></text:span></text:p>
      <text:p text:style-name="P2"><text:span text:style-name="T1"><text:s/></text:span></text:p>
      <text:p text:style-name="P2"><text:span text:style-name="T1">Personas_teléfonos (ID_PERSONAS_TELÉFONOS, </text:span><text:span text:style-name="T2">id_persona*</text:span><text:span text:style-name="T1">, teléfonos) <text:s/></text:span></text:p>
      <text:p text:style-name="P2"><text:span text:style-name="T1"/></text:p>
      <text:p text:style-name="P2"><text:span text:style-name="T1">Inquilinos (</text:span><text:span text:style-name="T2">ID_INQUILINO, id_persona*</text:span><text:span text:style-name="T1">, razón_social, tipo_de_gastronomía) <text:s/></text:span></text:p>
      <text:p text:style-name="P1"><text:span text:style-name="T1"><text:s text:c="2"/></text:span></text:p>
      <text:p text:style-name="P2"><text:span text:style-name="T1">Integrantes_staff (</text:span><text:span text:style-name="T2">ID_INTEGRANTE_STAFF, id_persona*</text:span><text:span text:style-name="T1">, fecha_de_nacimiento, correo_electrónico) <text:s/></text:span></text:p>
      <text:p text:style-name="P1"><text:span text:style-name="T1"><text:s/></text:span></text:p>
      <text:p text:style-name="P1"><text:span text:style-name="T1">Eventos (</text:span><text:span text:style-name="T2">ID_EVENTO, nombre</text:span><text:span text:style-name="T1">, </text:span><text:span text:style-name="T2">hora_de_inicio</text:span><text:span text:style-name="T1">, </text:span><text:span text:style-name="T2">fecha</text:span><text:span text:style-name="T1">, dirección, duración) <text:s/></text:span></text:p>
      <text:p text:style-name="P1"><text:span text:style-name="T1"/></text:p>
      <text:p text:style-name="P2"><text:span text:style-name="T1">Alquileres (ID_ALQUILER, fecha, hora, </text:span><text:span text:style-name="T2">id_evento*</text:span><text:span text:style-name="T1">) <text:s/></text:span></text:p>
      <text:p text:style-name="P1"><text:span text:style-name="T1"><text:s/></text:span></text:p>
      <text:p text:style-name="P1"><text:span text:style-name="T1">Trabaja_en (ID_TRABAJA_EN, id_integrante_staff*, </text:span><text:span text:style-name="T2">id_evento*</text:span><text:span text:style-name="T1">, rol) <text:s/></text:span></text:p>
      <text:p text:style-name="P1"><text:span text:style-name="T1"><text:s/></text:span></text:p>
      <text:p text:style-name="P1"><text:span text:style-name="T1">Servicios (</text:span><text:span text:style-name="T2">ID_SERVICIO, nombre</text:span><text:span text:style-name="T1">, descripción, precio_del_servicio) <text:s/></text:span></text:p>
      <text:p text:style-name="P1"><text:span text:style-name="T1"><text:s/></text:span></text:p>
      <text:p text:style-name="P1"><text:span text:style-name="T1">Contrata (ID_CONTRATA, id_alquiler*, </text:span><text:span text:style-name="T2">id_servicio*</text:span><text:span text:style-name="T1">, precio_histórico) <text:s/></text:span></text:p>
      <text:p text:style-name="P1"><text:span text:style-name="T1"><text:s/></text:span></text:p>
      <text:p text:style-name="P1"><text:span text:style-name="T1">Lugares (</text:span><text:span text:style-name="T2">ID_LUGAR, número</text:span><text:span text:style-name="T1">, descripción, metros2, ubicación, distancia_a_la_puerta, precio_por_día) <text:s/></text:span></text:p>
      <text:p text:style-name="P1"><text:span text:style-name="T1"><text:s/></text:span></text:p>
      <text:p text:style-name="P2"><text:span text:style-name="T1">Alquileres_Lugares (ID_</text:span><text:span text:style-name="T2">ALQUILERES_LUGARES</text:span><text:span text:style-name="T1">, id_alquiler*, </text:span><text:span text:style-name="T2">id_lugar*</text:span><text:span text:style-name="T1">, precio_histórico) <text:s/></text:span></text:p>
      <text:p text:style-name="P1"><text:span text:style-name="T1"><text:s/></text:span></text:p>
      <text:p text:style-name="P1"><text:span text:style-name="T1"/></text:p>
      <text:p text:style-name="P3"><text:span text:style-name="T1">Como debería quedar el modelo físico cuando se elige la opción de conservar las entidades en las jerarquías?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MS Mincho" style:font-size-asian="10.5pt" style:language-asian="ja" style:country-asian="JP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ES" style:letter-kerning="true" style:font-name-asian="MS Mincho" style:font-size-asian="10.5pt" style:language-asian="ja" style:country-asian="JP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8T04:50:26.523000000</meta:creation-date>
    <dc:date>2021-09-28T04:59:23.624000000</dc:date>
    <meta:editing-duration>PT8M57S</meta:editing-duration>
    <meta:editing-cycles>1</meta:editing-cycles>
    <meta:document-statistic meta:table-count="0" meta:image-count="0" meta:object-count="0" meta:page-count="1" meta:paragraph-count="24" meta:word-count="80" meta:character-count="970" meta:non-whitespace-character-count="868"/>
    <meta:generator>LibreOffice/7.0.6.2$Windows_X86_64 LibreOffice_project/144abb84a525d8e30c9dbbefa69cbbf2d8d4ae3b</meta:generator>
  </office:meta>
</office:document-meta>
</file>